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cm" style:rel-column-width="2381*"/>
    </style:style>
    <style:style style:name="Tabelle1.B" style:family="table-column">
      <style:table-column-properties style:column-width="12.801cm" style:rel-column-width="725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itle">
      <style:text-properties fo:font-size="20pt" style:font-size-asian="20pt" style:font-size-complex="20pt"/>
    </style:style>
    <style:style style:name="P2" style:family="paragraph" style:parent-style-name="Standard">
      <style:text-properties officeooo:rsid="0021fb04" officeooo:paragraph-rsid="002a9aac"/>
    </style:style>
    <style:style style:name="P3" style:family="paragraph" style:parent-style-name="Standard">
      <style:text-properties officeooo:rsid="002398a7" officeooo:paragraph-rsid="002a9aac"/>
    </style:style>
    <style:style style:name="P4" style:family="paragraph" style:parent-style-name="Standard">
      <style:text-properties officeooo:rsid="00253718" officeooo:paragraph-rsid="002a9aac"/>
    </style:style>
    <style:style style:name="P5" style:family="paragraph" style:parent-style-name="Standard">
      <style:text-properties officeooo:rsid="002635ba" officeooo:paragraph-rsid="002a9aac"/>
    </style:style>
    <style:style style:name="P6" style:family="paragraph" style:parent-style-name="Standard">
      <style:text-properties officeooo:rsid="0027f4ce" officeooo:paragraph-rsid="002a9aac"/>
    </style:style>
    <style:style style:name="P7" style:family="paragraph" style:parent-style-name="Text_20_body">
      <style:text-properties officeooo:paragraph-rsid="0029e911"/>
    </style:style>
    <style:style style:name="P8" style:family="paragraph" style:parent-style-name="Text_20_body">
      <style:text-properties officeooo:rsid="0029e911" officeooo:paragraph-rsid="0029e911"/>
    </style:style>
    <style:style style:name="P9" style:family="paragraph" style:parent-style-name="Text_20_body">
      <style:text-properties officeooo:rsid="0027f4ce"/>
    </style:style>
    <style:style style:name="P10" style:family="paragraph" style:parent-style-name="Text_20_body">
      <style:text-properties officeooo:rsid="002c5a60" officeooo:paragraph-rsid="002c5a60"/>
    </style:style>
    <style:style style:name="P11" style:family="paragraph" style:parent-style-name="Heading_20_1">
      <style:text-properties officeooo:paragraph-rsid="0021fb04"/>
    </style:style>
    <style:style style:name="P12" style:family="paragraph" style:parent-style-name="Table_20_Contents">
      <style:text-properties officeooo:rsid="002a9aac" officeooo:paragraph-rsid="002a9aac"/>
    </style:style>
    <style:style style:name="P13" style:family="paragraph" style:parent-style-name="Table_20_Contents">
      <style:text-properties officeooo:rsid="002fbaaf" officeooo:paragraph-rsid="002fbaaf"/>
    </style:style>
    <style:style style:name="T1" style:family="text">
      <style:text-properties fo:font-weight="normal" style:font-weight-asian="normal" style:font-weight-complex="normal"/>
    </style:style>
    <style:style style:name="T2" style:family="text">
      <style:text-properties fo:font-weight="normal" officeooo:rsid="002398a7" style:font-weight-asian="normal" style:font-weight-complex="normal"/>
    </style:style>
    <style:style style:name="T3" style:family="text">
      <style:text-properties fo:font-weight="normal" officeooo:rsid="002635ba" style:font-weight-asian="normal" style:font-weight-complex="normal"/>
    </style:style>
    <style:style style:name="T4" style:family="text">
      <style:text-properties fo:font-weight="normal" officeooo:rsid="0027f4ce" style:font-weight-asian="normal" style:font-weight-complex="normal"/>
    </style:style>
    <style:style style:name="T5" style:family="text">
      <style:text-properties fo:font-weight="normal" officeooo:rsid="0029e911" style:font-weight-asian="normal" style:font-weight-complex="normal"/>
    </style:style>
    <style:style style:name="T6" style:family="text">
      <style:text-properties fo:font-weight="normal" officeooo:rsid="002a9aac" style:font-weight-asian="normal" style:font-weight-complex="normal"/>
    </style:style>
    <style:style style:name="T7" style:family="text">
      <style:text-properties fo:font-size="16pt" style:font-size-asian="16pt" style:font-size-complex="16pt"/>
    </style:style>
    <style:style style:name="T8" style:family="text">
      <style:text-properties fo:font-size="16pt" officeooo:rsid="0029e911" style:font-size-asian="16pt" style:font-size-complex="16pt"/>
    </style:style>
    <style:style style:name="T9" style:family="text">
      <style:text-properties officeooo:rsid="0029e911"/>
    </style:style>
    <style:style style:name="T10" style:family="text">
      <style:text-properties officeooo:rsid="002a9aac"/>
    </style:style>
    <style:style style:name="T11" style:family="text">
      <style:text-properties officeooo:rsid="002c7b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okumentation</text:p>
      <text:p text:style-name="Subtitle">Turtle-Grafik</text:p>
      <text:h text:style-name="Heading_20_1" text:outline-level="1"><text:span text:style-name="T8"/></text:h>
      <text:h text:style-name="Heading_20_1" text:outline-level="1"><text:span text:style-name="T8">Grundanliegen bzw. </text:span><text:span text:style-name="T7">Zweck</text:span></text:h>
      <text:p text:style-name="P7">Mit dem Programm kann man eine Vielzahl (17) verschiedene Muster zeichnen lassen. Dabei können als Parameter der Startpunkt (eine X-Y-Koordinate), sowie bei 2 Mustern zusätzlich einen Winkel bestimmen. <text:span text:style-name="T9">Der Benutzer kann nach Auswahl eines Musters den Zeichenvorgang starten und </text:span>abbrechen, <text:span text:style-name="T9">außerdem kann man </text:span>die Zeichenfläche bereinigen lassen. </text:p>
      <text:h text:style-name="Heading_20_2" text:outline-level="2">Umsetzung</text:h>
      <text:p text:style-name="P8">Die Muster werden von einer sogenannten „Turtle“ (Schildkröte) gezeichnet, <text:span text:style-name="T11">wobei die Linien die „Spur“ der Schildkröte sind. Die Schildkröte kann viele verschiedene Bewegungen ausführen (gerade aus laufen, in einem Winkel abbiegen etc.). Die Muster entstehen durch die Kombination dieser Bewegungen.</text:span></text:p>
      <text:h text:style-name="P11" text:outline-level="1"><text:span text:style-name="T7">Beschreibung</text:span></text:h>
      <text:p text:style-name="Text_20_body">Die Programmoberfläche ist in drei Teile geteilt, <text:span text:style-name="T9">die im Folgenden beschrieben werden.</text:span></text:p>
      <text:h text:style-name="Heading_20_2" text:outline-level="2">Steuerung</text:h>
      <text:p text:style-name="P7">Hier kann der Nutzer auswählen, <text:span text:style-name="T9">welches </text:span>Muster er zeichnen lassen will. Er kann den Zeichenvorgang auch starten <text:span text:style-name="T9">und </text:span>stoppen oder die Zeichenfläche bereinigen. Man kann auch die Startkoordinaten bestimmen.</text:p>
      <text:h text:style-name="Heading_20_2" text:outline-level="2">Zeichenfläche</text:h>
      <text:p text:style-name="P10">Hier wird das vom Nutzer ausgewählte Muster gezeichnet. </text:p>
      <text:h text:style-name="Heading_20_2" text:outline-level="2">Nachrichten</text:h>
      <text:p text:style-name="Text_20_body">Über ein ,,TextArea“-Komponente <text:span text:style-name="T9">werden für den Benutzer </text:span>Nachrichten ausgegeben, was die Turtle zurzeit macht.</text:p>
      <text:h text:style-name="Heading_20_1" text:outline-level="1"><text:span text:style-name="T9">Beschreibung der </text:span>Muster</text:h>
      <text:p text:style-name="Text_20_body"><text:span text:style-name="T5">Der Benutzer </text:span><text:span text:style-name="T1">kann 17 verschiedene Linienmuster ausgeben. </text:span><text:span text:style-name="T5">M</text:span><text:span text:style-name="T2">anche brauchen etwas Zeit, manche werden fast sofort gezeichnet. Die Zeichendauer hängt von der Komplexität des Musters ab, z.B. die Pyramide wird immer größer, heißt sie braucht etwas Zeit um die Fläche zu füllen.</text:span></text:p>
      <text:p text:style-name="Text_20_body"><text:span text:style-name="T2">F</text:span><text:span text:style-name="T1">olgende Muster können mit dem Programm gezeichnet werden:</text:span></text:p>
      <table:table table:name="Tabelle1" table:style-name="Tabelle1">
        <table:table-column table:style-name="Tabelle1.A"/>
        <table:table-column table:style-name="Tabelle1.B"/>
        <text:soft-page-break/>
        <table:table-row>
          <table:table-cell table:style-name="Tabelle1.A1" office:value-type="string">
            <text:p text:style-name="Table_20_Heading">Name</text:p>
          </table:table-cell>
          <table:table-cell table:style-name="Tabelle1.B1" office:value-type="string">
            <text:p text:style-name="Table_20_Heading">Beschreibung</text:p>
          </table:table-cell>
        </table:table-row>
        <table:table-row>
          <table:table-cell table:style-name="Tabelle1.A2" office:value-type="string">
            <text:p text:style-name="P12">Stern</text:p>
          </table:table-cell>
          <table:table-cell table:style-name="Tabelle1.B2" office:value-type="string">
            <text:p text:style-name="P2"><text:span text:style-name="T1">ein </text:span><text:span text:style-name="T2">zwölfzackiger</text:span><text:span text:style-name="T1"> Stern</text:span></text:p>
          </table:table-cell>
        </table:table-row>
        <table:table-row>
          <table:table-cell table:style-name="Tabelle1.A2" office:value-type="string">
            <text:p text:style-name="P3"><text:span text:style-name="T6">Pyramide</text:span></text:p>
          </table:table-cell>
          <table:table-cell table:style-name="Tabelle1.B2" office:value-type="string">
            <text:p text:style-name="P3"><text:span text:style-name="T1">eine größer werdende rechtwinklige Spirale</text:span></text:p>
          </table:table-cell>
        </table:table-row>
        <table:table-row>
          <table:table-cell table:style-name="Tabelle1.A2" office:value-type="string">
            <text:p text:style-name="P13">Spirale</text:p>
          </table:table-cell>
          <table:table-cell table:style-name="Tabelle1.B2" office:value-type="string">
            <text:p text:style-name="Table_20_Contents">eine größer werdende Spirale, deren Winkel vom Nutzer <text:span text:style-name="T10">bestimmt werden kann</text:span></text:p>
          </table:table-cell>
        </table:table-row>
        <table:table-row>
          <table:table-cell table:style-name="Tabelle1.A2" office:value-type="string">
            <text:p text:style-name="P13">Erweiterte Zirkelblume</text:p>
          </table:table-cell>
          <table:table-cell table:style-name="Tabelle1.B2" office:value-type="string">
            <text:p text:style-name="Table_20_Contents">ein Sechseck, welches durch die Überlagerung der Linien ähnlich wie eine Zirkelblume aussieht</text:p>
          </table:table-cell>
        </table:table-row>
        <table:table-row>
          <table:table-cell table:style-name="Tabelle1.A2" office:value-type="string">
            <text:p text:style-name="P13">Zufällige Kreise</text:p>
          </table:table-cell>
          <table:table-cell table:style-name="Tabelle1.B2" office:value-type="string">
            <text:p text:style-name="P3"><text:span text:style-name="T1">viele Kreise mit einem zufälligen Winkel</text:span></text:p>
          </table:table-cell>
        </table:table-row>
        <table:table-row>
          <table:table-cell table:style-name="Tabelle1.A2" office:value-type="string">
            <text:p text:style-name="P13">Gespiegelte Kreis</text:p>
          </table:table-cell>
          <table:table-cell table:style-name="Tabelle1.B2" office:value-type="string">
            <text:p text:style-name="P2"><text:span text:style-name="T1">zwei gespiegelte Kreise</text:span></text:p>
          </table:table-cell>
        </table:table-row>
        <table:table-row>
          <table:table-cell table:style-name="Tabelle1.A2" office:value-type="string">
            <text:p text:style-name="P13">Würfel</text:p>
          </table:table-cell>
          <table:table-cell table:style-name="Tabelle1.B2" office:value-type="string">
            <text:p text:style-name="P12">Ein dreidimensionaler Würfel</text:p>
          </table:table-cell>
        </table:table-row>
        <table:table-row>
          <table:table-cell table:style-name="Tabelle1.A2" office:value-type="string">
            <text:p text:style-name="P13">Weißes Loch</text:p>
          </table:table-cell>
          <table:table-cell table:style-name="Tabelle1.B2" office:value-type="string">
            <text:p text:style-name="P4"><text:span text:style-name="T1">ein Kreis mit geraden ,,Ausstößen“. Die Größe des Kreises wird durch den vom Nutzer eingetragenen Winkel bestimmt</text:span></text:p>
          </table:table-cell>
        </table:table-row>
        <table:table-row>
          <table:table-cell table:style-name="Tabelle1.A2" office:value-type="string">
            <text:p text:style-name="P13">Größer werdender Stern</text:p>
          </table:table-cell>
          <table:table-cell table:style-name="Tabelle1.B2" office:value-type="string">
            <text:p text:style-name="P4"><text:span text:style-name="T1">ein größer werdender neuneckiger gefüllter Stern</text:span></text:p>
          </table:table-cell>
        </table:table-row>
        <table:table-row>
          <table:table-cell table:style-name="Tabelle1.A2" office:value-type="string">
            <text:p text:style-name="P13">Fünfecke</text:p>
          </table:table-cell>
          <table:table-cell table:style-name="Tabelle1.B2" office:value-type="string">
            <text:p text:style-name="P4"><text:span text:style-name="T1">zwei aufeinander gelegte größer werdende Fünfecke</text:span></text:p>
          </table:table-cell>
        </table:table-row>
        <table:table-row>
          <table:table-cell table:style-name="Tabelle1.A2" office:value-type="string">
            <text:p text:style-name="P13">Schwarzes Loch</text:p>
          </table:table-cell>
          <table:table-cell table:style-name="Tabelle1.B2" office:value-type="string">
            <text:p text:style-name="P4"><text:span text:style-name="T1">zwei größer werdende Spiralen</text:span></text:p>
          </table:table-cell>
        </table:table-row>
        <table:table-row>
          <table:table-cell table:style-name="Tabelle1.A2" office:value-type="string">
            <text:p text:style-name="P13">Große Spirale</text:p>
          </table:table-cell>
          <table:table-cell table:style-name="Tabelle1.B2" office:value-type="string">
            <text:p text:style-name="P4"><text:span text:style-name="T1">eine leicht verdrehte Pyramide, die aussieht wie eine Käferverfolgung</text:span></text:p>
          </table:table-cell>
        </table:table-row>
        <table:table-row>
          <table:table-cell table:style-name="Tabelle1.A2" office:value-type="string">
            <text:p text:style-name="P13">Pyramide 2</text:p>
          </table:table-cell>
          <table:table-cell table:style-name="Tabelle1.B2" office:value-type="string">
            <text:p text:style-name="P4"><text:span text:style-name="T1">ein größer werdendes Dreieck</text:span></text:p>
          </table:table-cell>
        </table:table-row>
        <table:table-row>
          <table:table-cell table:style-name="Tabelle1.A2" office:value-type="string">
            <text:p text:style-name="P13">Durch Radar entstehendes Muster</text:p>
          </table:table-cell>
          <table:table-cell table:style-name="Tabelle1.B2" office:value-type="string">
            <text:p text:style-name="P4"><text:span text:style-name="T1">ein (durch Ungenauigkeit) </text:span><text:span text:style-name="T3">seltsam aussehendes Muster im Radarstil</text:span></text:p>
          </table:table-cell>
        </table:table-row>
        <table:table-row>
          <table:table-cell table:style-name="Tabelle1.A2" office:value-type="string">
            <text:p text:style-name="P13">Achtecke</text:p>
          </table:table-cell>
          <table:table-cell table:style-name="Tabelle1.B2" office:value-type="string">
            <text:p text:style-name="P5"><text:span text:style-name="T1">viele verbundene Achtecke</text:span></text:p>
          </table:table-cell>
        </table:table-row>
        <table:table-row>
          <table:table-cell table:style-name="Tabelle1.A2" office:value-type="string">
            <text:p text:style-name="P13">Verbundener Polygonenkreis</text:p>
          </table:table-cell>
          <table:table-cell table:style-name="Tabelle1.B2" office:value-type="string">
            <text:p text:style-name="P5"><text:span text:style-name="T1">ein </text:span><text:span text:style-name="T4">durch Linien </text:span><text:span text:style-name="T1">verbundener Polygonenkreis</text:span></text:p>
          </table:table-cell>
        </table:table-row>
        <table:table-row>
          <table:table-cell table:style-name="Tabelle1.A2" office:value-type="string">
            <text:p text:style-name="P13">Gefüllter Kreis</text:p>
          </table:table-cell>
          <table:table-cell table:style-name="Tabelle1.B2" office:value-type="string">
            <text:p text:style-name="P6"><text:span text:style-name="T1">ein Kreis mit allen Durchmessern, dessen Rand gefüllt ist</text:span></text:p>
          </table:table-cell>
        </table:table-row>
      </table:table>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ellenkopf_2b_" style:display-name="Tabellenkopf+" style:family="paragraph" style:parent-style-name="Table_20_Contents">
      <style:text-properties officeooo:rsid="002a9aac"/>
    </style:style>
    <style:style style:name="Tabellenkopf" style:family="paragraph" style:parent-style-name="Tabellenkopf_2b_"/>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7:51:01.568000000</meta:creation-date>
    <meta:generator>LibreOffice/6.2.4.2$Windows_X86_64 LibreOffice_project/2412653d852ce75f65fbfa83fb7e7b669a126d64</meta:generator>
    <dc:date>2020-03-08T19:29:05.534000000</dc:date>
    <meta:editing-duration>PT34M20S</meta:editing-duration>
    <meta:editing-cycles>11</meta:editing-cycles>
    <meta:document-statistic meta:table-count="1" meta:image-count="0" meta:object-count="0" meta:page-count="2" meta:paragraph-count="53" meta:word-count="360" meta:character-count="2659" meta:non-whitespace-character-count="2350"/>
  </office:meta>
</office:document-meta>
</file>